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ming Soon" fo:font-size="14pt" officeooo:rsid="0004b8b4" officeooo:paragraph-rsid="0004b8b4" style:font-size-asian="14pt" style:font-size-complex="14pt"/>
    </style:style>
    <style:style style:name="P2" style:family="paragraph" style:parent-style-name="Standard">
      <style:text-properties fo:color="#000000" style:font-name="Coming Soon" fo:font-size="14pt" officeooo:rsid="0011f883" officeooo:paragraph-rsid="0011f883" style:font-size-asian="14pt" style:font-size-complex="14pt"/>
    </style:style>
    <style:style style:name="P3" style:family="paragraph" style:parent-style-name="Standard">
      <style:text-properties fo:color="#000000" style:font-name="Coming Soon" fo:font-size="14pt" officeooo:rsid="0011f883" officeooo:paragraph-rsid="00133c4e" style:font-size-asian="14pt" style:font-size-complex="14pt"/>
    </style:style>
    <style:style style:name="P4" style:family="paragraph" style:parent-style-name="Standard">
      <style:text-properties fo:color="#000000" style:font-name="Coming Soon" fo:font-size="18pt" officeooo:rsid="0004b8b4" officeooo:paragraph-rsid="00133c4e" style:font-size-asian="18pt" style:font-size-complex="18pt"/>
    </style:style>
    <style:style style:name="P5" style:family="paragraph" style:parent-style-name="Standard">
      <style:text-properties fo:color="#000000" style:font-name="Coming Soon" fo:font-size="18pt" officeooo:rsid="0011f883" officeooo:paragraph-rsid="0011f883" style:font-size-asian="18pt" style:font-size-complex="18pt"/>
    </style:style>
    <style:style style:name="P6" style:family="paragraph" style:parent-style-name="Standard">
      <style:text-properties fo:color="#000000" style:font-name="Coming Soon" fo:font-size="18pt" officeooo:rsid="0011f883" officeooo:paragraph-rsid="00133c4e" style:font-size-asian="18pt" style:font-size-complex="18pt"/>
    </style:style>
    <style:style style:name="P7" style:family="paragraph" style:parent-style-name="Standard">
      <style:text-properties fo:color="#c0c0c0" style:font-name="Coming Soon" fo:font-size="18pt" officeooo:rsid="0004b8b4" officeooo:paragraph-rsid="0004b8b4" style:font-size-asian="18pt" style:font-size-complex="18pt"/>
    </style:style>
    <style:style style:name="P8" style:family="paragraph" style:parent-style-name="Standard">
      <style:text-properties fo:color="#c0c0c0" style:font-name="Coming Soon" fo:font-size="18pt" officeooo:rsid="0004b8b4" officeooo:paragraph-rsid="0011f883" style:font-size-asian="18pt" style:font-size-complex="18pt"/>
    </style:style>
    <style:style style:name="P9" style:family="paragraph" style:parent-style-name="Standard">
      <style:text-properties fo:color="#c0c0c0" style:font-name="Coming Soon" fo:font-size="18pt" officeooo:rsid="0004b8b4" officeooo:paragraph-rsid="00133c4e" style:font-size-asian="18pt" style:font-size-complex="18pt"/>
    </style:style>
    <style:style style:name="P10" style:family="paragraph" style:parent-style-name="Standard">
      <style:text-properties fo:color="#c0c0c0" style:font-name="Coming Soon" fo:font-size="18pt" officeooo:rsid="0011f883" officeooo:paragraph-rsid="0011f883" style:font-size-asian="18pt" style:font-size-complex="18pt"/>
    </style:style>
    <style:style style:name="P11" style:family="paragraph" style:parent-style-name="Standard">
      <style:text-properties fo:color="#c0c0c0" style:font-name="Coming Soon" fo:font-size="18pt" officeooo:rsid="0011f883" officeooo:paragraph-rsid="00133c4e" style:font-size-asian="18pt" style:font-size-complex="18pt"/>
    </style:style>
    <style:style style:name="P12" style:family="paragraph" style:parent-style-name="Standard">
      <style:paragraph-properties fo:break-before="page"/>
      <style:text-properties fo:color="#000000" style:font-name="Coming Soon" fo:font-size="14pt" officeooo:rsid="0011f883" officeooo:paragraph-rsid="00133c4e" style:font-size-asian="14pt" style:font-size-complex="14pt"/>
    </style:style>
    <style:style style:name="P13" style:family="paragraph" style:parent-style-name="Standard">
      <style:paragraph-properties fo:break-before="column"/>
      <style:text-properties fo:color="#000000" style:font-name="Coming Soon" fo:font-size="14pt" officeooo:rsid="0011f883" officeooo:paragraph-rsid="00133c4e" style:font-size-asian="14pt" style:font-size-complex="14pt"/>
    </style:style>
    <style:style style:name="T1" style:family="text">
      <style:text-properties officeooo:rsid="0011f883"/>
    </style:style>
    <style:style style:name="T2" style:family="text">
      <style:text-properties officeooo:rsid="00133c4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33c4e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<text:span text:style-name="T1">5</text:span> – <text:span text:style-name="T1">To can</text:span></text:p>
      <text:p text:style-name="P2"/>
      <text:section text:style-name="Sect1" text:name="Secció1">
        <text:p text:style-name="P2">Present – To can - Affirmative</text:p>
        <text:p text:style-name="P7">1. <text:span text:style-name="T1">I can take photos.</text:span></text:p>
        <text:p text:style-name="P10">2. You can hear the music.</text:p>
        <text:p text:style-name="P10">3. He can play the guitar.</text:p>
        <text:p text:style-name="P10">4. She can take photos.</text:p>
        <text:p text:style-name="P10">5. We can hear the music.</text:p>
        <text:p text:style-name="P10">6. They can play the guitar.</text:p>
        <text:p text:style-name="P5"/>
        <text:p text:style-name="P2">Present – To can – Negative</text:p>
        <text:p text:style-name="P8">1. <text:span text:style-name="T1">I can’t take photos.</text:span></text:p>
        <text:p text:style-name="P10">2. You can’t hear the music.</text:p>
        <text:p text:style-name="P10">3. He can’t play the guitar.</text:p>
        <text:p text:style-name="P10">4. She can’t take photos.</text:p>
        <text:p text:style-name="P10">5. We can’t hear the music.</text:p>
        <text:p text:style-name="P10">6. They can’t play the guitar.</text:p>
        <text:p text:style-name="P2"/>
        <text:p text:style-name="P2">Past – To can - Affirmative</text:p>
        <text:p text:style-name="P8">1. <text:span text:style-name="T1">I could take photos.</text:span></text:p>
        <text:p text:style-name="P10">2. You could hear the music.</text:p>
        <text:p text:style-name="P10">3. He could play the guitar.</text:p>
        <text:p text:style-name="P10">4. She could take photos.</text:p>
        <text:p text:style-name="P10">5. We could hear the music.</text:p>
        <text:p text:style-name="P10">6. They could play the guitar.</text:p>
        <text:p text:style-name="P5"/>
        <text:p text:style-name="P2">Past – To can – Negative</text:p>
        <text:p text:style-name="P8">1. <text:span text:style-name="T1">I couldn’t take photos.</text:span></text:p>
        <text:p text:style-name="P10">2. You couldn’t hear the music.</text:p>
        <text:p text:style-name="P10">3. He couldn’t play the guitar.</text:p>
        <text:p text:style-name="P10">4. She couldn’t take photos.</text:p>
        <text:p text:style-name="P10">5. We couldn’t hear the music.</text:p>
        <text:p text:style-name="P10">6. They couldn’t play the guitar.</text:p>
        <text:p text:style-name="P2"/>
        <text:p text:style-name="P12">Present – To can - <text:span text:style-name="T2">Interrogative</text:span></text:p>
        <text:p text:style-name="P4"/>
        <text:p text:style-name="P9">1. <text:span text:style-name="T2">Can I take photos?</text:span></text:p>
        <text:p text:style-name="P11"/>
        <text:p text:style-name="P11">2. <text:span text:style-name="T2">Can</text:span> You hear the music?</text:p>
        <text:p text:style-name="P11"/>
        <text:p text:style-name="P11">3. <text:span text:style-name="T2">Can </text:span>He play the guitar?</text:p>
        <text:p text:style-name="P11"/>
        <text:p text:style-name="P11">4. <text:span text:style-name="T2">Can </text:span>She take photos?</text:p>
        <text:p text:style-name="P11"/>
        <text:p text:style-name="P11">5. <text:span text:style-name="T2">Can </text:span>We hear the music?</text:p>
        <text:p text:style-name="P11"/>
        <text:p text:style-name="P11">6. <text:span text:style-name="T2">Can </text:span>They play the guitar?</text:p>
        <text:p text:style-name="P6"><text:span text:style-name="T4"/></text:p>
        <text:p text:style-name="P13">Past – To can - <text:span text:style-name="T2">Interrogative</text:span></text:p>
        <text:p text:style-name="P4"/>
        <text:p text:style-name="P9">1. <text:span text:style-name="T2">Could I take photos?</text:span></text:p>
        <text:p text:style-name="P11"/>
        <text:p text:style-name="P11">2. <text:span text:style-name="T2">Could </text:span>You hear the music?</text:p>
        <text:p text:style-name="P11"/>
        <text:p text:style-name="P11">3. <text:span text:style-name="T2">Could </text:span>He play the guitar?</text:p>
        <text:p text:style-name="P11"/>
        <text:p text:style-name="P11">4. <text:span text:style-name="T2">Could </text:span>She take photos?</text:p>
        <text:p text:style-name="P11"/>
        <text:p text:style-name="P11">5. <text:span text:style-name="T2">Could </text:span>We hear the music?</text:p>
        <text:p text:style-name="P11"/>
        <text:p text:style-name="P11">6. <text:span text:style-name="T2">Could </text:span>They play the guitar?</text:p>
        <text:p text:style-name="P6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ng Soon" svg:font-family="'Coming So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2:51:07.473322685</meta:creation-date>
    <dc:date>2017-03-22T20:26:02.171612221</dc:date>
    <meta:editing-duration>PT36M48S</meta:editing-duration>
    <meta:editing-cycles>12</meta:editing-cycles>
    <meta:generator>LibreOffice/5.1.6.2$Linux_X86_64 LibreOffice_project/10m0$Build-2</meta:generator>
    <meta:print-date>2017-02-19T13:34:12.682431425</meta:print-date>
    <meta:document-statistic meta:table-count="0" meta:image-count="0" meta:object-count="0" meta:page-count="2" meta:paragraph-count="43" meta:word-count="236" meta:character-count="1144" meta:non-whitespace-character-count="942"/>
  </office:meta>
</office:document-meta>
</file>